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qualsTest.shouldDescribe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qualsTest.shouldAppendQuotingForCh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qualsTest.shouldDescribeWithExtraTypeInfoOf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qualsTest.shouldBeEqu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qualsTest.shouldMatchTypesSafelyWhenActualI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qualsTest.shouldDescribeWithExtraType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qualsTest.shouldMatchTypesSafelyWhenGivenI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qualsTest.shouldAppendQuotingFor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qualsTest.shouldInfe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qualsTest.shouldDescribeUsing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qualsTest.shouldArraysBeEqu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qualsTest.shouldDescribeWithTypeOf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qualsTest.shouldDefaultTypeOn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qualsTest.shouldMatch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